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gUtilsTests.hasAncestorOfTypeWhereAncestorTagIsNotATa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gUtilsTests.getScopeWithNullScop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gUtilsTests.hasAncestorOfTypeWhenTagHasNo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UtilsTests.assertHasAncestorOfTypeThrowsExceptionOn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gUtilsTests.assertHasAncestorOfTypeWithNullAncestorTa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gUtilsTests.testAssertHasAncestorOfTypeDoesNotThrowExceptionOnP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gUtilsTests.hasAncestorOfTypeTrueScenar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gUtilsTests.hasAncestorOfTypeWithNullAncestorTagClass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gUtilsTests.hasAncestorOfTypeWithNullTag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gUtilsTests.hasAncestorOfTypeFalseScenar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gUtilsTests.assertHasAncestorOfTypeWithNullTa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gUtilsTests.getScopeSunny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